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default-cell-style-name="Default"/>
        <table:table-column table:style-name="co1" table:default-cell-style-name="ce4"/>
        <table:table-column table:style-name="co3" table:default-cell-style-name="Default"/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Seed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/>
          <table:table-cell table:style-name="ce5" table:formula="of:=SUM([.D5:.H5])/5" office:value-type="float" office:value="113841.2" calcext:value-type="float">
            <text:p>113841</text:p>
          </table:table-cell>
          <table:table-cell table:style-name="ce2" office:value-type="string" calcext:value-type="string">
            <text:p>LoadWaste OverAttempted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/>
          <table:table-cell table:style-name="ce5" table:formula="of:=SUM([.D6:.H6])/5" office:value-type="float" office:value="119411" calcext:value-type="float">
            <text:p>119411</text:p>
          </table:table-cell>
          <table:table-cell table:style-name="ce2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/>
          <table:table-cell table:style-name="ce5" table:formula="of:=SUM([.D7:.H7])/5" office:value-type="float" office:value="122650.2" calcext:value-type="float">
            <text:p>122650</text:p>
          </table:table-cell>
          <table:table-cell table:style-name="ce2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/>
          <table:table-cell table:style-name="ce5" table:formula="of:=SUM([.D8:.H8])/5" office:value-type="float" office:value="120115.8" calcext:value-type="float">
            <text:p>120116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/>
          <table:table-cell table:style-name="ce5" table:formula="of:=SUM([.D9:.H9])/5" office:value-type="float" office:value="120157.6" calcext:value-type="float">
            <text:p>120158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9:27:04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2-28T20:28:48.395000000</dc:date>
    <meta:editing-duration>PT52M33S</meta:editing-duration>
    <meta:editing-cycles>30</meta:editing-cycles>
    <meta:generator>LibreOffice/6.1.2.1$Windows_X86_64 LibreOffice_project/65905a128db06ba48db947242809d14d3f9a93fe</meta:generator>
    <meta:document-statistic meta:table-count="1" meta:cell-count="57" meta:object-count="0"/>
  </office:meta>
</office:document-meta>
</file>